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paragraph" style:name="a30018c" style:parent-style-name="Standard">
      <style:paragraph-properties fo:border-bottom="0.17mm solid #000000" fo:border-left="0.17mm solid #000000" fo:border-right="0.17mm solid #000000" fo:border-top="0.17mm solid #000000" fo:padding-bottom="1.4mm" fo:padding-left="1.4mm" fo:padding-right="1.4mm" fo:padding-top="1.4mm"/>
    </style:style>
  </office:automatic-styles>
  <office:body>
    <office:text>
      <text:p text:style-name="a30018c">peng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24</dc:date>
    <meta:editing-cycles>2</meta:editing-cycles>
    <meta:editing-duration>PT0.006S</meta:editing-duration>
  </office:meta>
</office:document-meta>
</file>